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SimSun2" svg:font-family="NSimSun" style:font-family-generic="system" style:font-pitch="variable"/>
    <style:font-face style:name="Noto Sans" svg:font-family="'Noto Sans'" style:font-family-generic="swiss" style:font-pitch="variable"/>
    <style:font-face style:name="Roboto" svg:font-family="Roboto, sans-serif"/>
    <style:font-face style:name="Tahoma" svg:font-family="Tahoma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style:writing-mode="page"/>
    </style:style>
    <style:style style:name="P1" style:family="paragraph" style:parent-style-name="Standard">
      <style:text-properties style:font-name="Courier New" officeooo:rsid="00145161" officeooo:paragraph-rsid="00145161"/>
    </style:style>
    <style:style style:name="P2" style:family="paragraph" style:parent-style-name="Standard">
      <style:text-properties style:font-name="Courier New" style:text-underline-style="solid" style:text-underline-width="auto" style:text-underline-color="font-color" fo:font-weight="bold" officeooo:rsid="0015dfdc" officeooo:paragraph-rsid="0015dfdc" style:font-weight-asian="bold" style:font-weight-complex="bold"/>
    </style:style>
    <style:style style:name="P3" style:family="paragraph" style:parent-style-name="Standard">
      <style:text-properties style:font-name="Courier New" style:text-underline-style="solid" style:text-underline-width="auto" style:text-underline-color="font-color" fo:font-weight="bold" officeooo:rsid="001ef097" officeooo:paragraph-rsid="001ef09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tyle="italic" style:text-underline-style="solid" style:text-underline-width="auto" style:text-underline-color="font-color" fo:font-weight="bold" officeooo:rsid="00145161" officeooo:paragraph-rsid="00145161" style:font-style-asian="italic" style:font-weight-asian="bold" style:font-style-complex="italic" style:font-weight-complex="bold"/>
    </style:style>
    <style:style style:name="P5" style:family="paragraph" style:parent-style-name="Heading_20_2">
      <style:text-properties fo:font-variant="normal" fo:text-transform="none" fo:color="#000000" loext:opacity="100%" style:text-line-through-style="none" style:text-line-through-type="none" style:font-name="Roboto" fo:font-size="17pt" fo:font-style="normal" style:text-underline-style="none" fo:font-weight="bold" officeooo:rsid="001ef097" officeooo:paragraph-rsid="001ef097" style:text-blinking="false" fo:background-color="transparent" style:font-weight-asian="bold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.212cm" fo:margin-bottom="0.212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.212cm" fo:margin-bottom="0.212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paragraph-rsid="00298a6e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.212cm" fo:margin-bottom="0.212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paragraph-rsid="002b8004" style:text-blinking="false" fo:background-color="transparent"/>
    </style:style>
    <style:style style:name="P10" style:family="paragraph" style:parent-style-name="Text_20_body">
      <loext:graphic-properties draw:fill="none" draw:fill-color="#ffffff"/>
      <style:paragraph-properties fo:margin-top="0.212cm" fo:margin-bottom="0.212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paragraph-rsid="003492db" style:text-blinking="false" fo:background-color="transparent"/>
    </style:style>
    <style:style style:name="P11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1ef097" officeooo:paragraph-rsid="001ef097" style:text-blinking="false" fo:background-color="transparent" style:font-weight-asian="bold" style:font-weight-complex="bold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207af3" officeooo:paragraph-rsid="00207af3" style:text-blinking="false" fo:background-color="transparent" style:font-weight-asian="bold" style:font-weight-complex="bold"/>
    </style:style>
    <style:style style:name="P13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22b260" officeooo:paragraph-rsid="0022b260" style:text-blinking="false" fo:background-color="transparent" style:font-weight-asian="bold" style:font-weight-complex="bold"/>
    </style:style>
    <style:style style:name="P14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255da8" officeooo:paragraph-rsid="00255da8" style:text-blinking="false" fo:background-color="transparent" style:font-weight-asian="normal" style:font-weight-complex="normal"/>
    </style:style>
    <style:style style:name="P15" style:family="paragraph" style:parent-style-name="Text_20_body">
      <loext:graphic-properties draw:fill="none" draw:fill-color="#ffffff"/>
      <style:paragraph-properties fo:margin-top="0cm" fo:margin-bottom="0.212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270689" officeooo:paragraph-rsid="00270689" style:text-blinking="false" fo:background-color="transparent" style:font-weight-asian="normal" style:font-weight-complex="normal"/>
    </style:style>
    <style:style style:name="P16" style:family="paragraph" style:parent-style-name="Text_20_body">
      <loext:graphic-properties draw:fill="none" draw:fill-color="#ffffff"/>
      <style:paragraph-properties fo:margin-top="0.212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27176f" officeooo:paragraph-rsid="0027176f" style:text-blinking="false" fo:background-color="transparent" style:font-weight-asian="normal" style:font-weight-complex="normal"/>
    </style:style>
    <style:style style:name="P17" style:family="paragraph" style:parent-style-name="Text_20_body">
      <loext:graphic-properties draw:fill="none" draw:fill-color="#ffffff"/>
      <style:paragraph-properties fo:margin-top="0.212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28ae52" officeooo:paragraph-rsid="0028ae52" style:text-blinking="false" fo:background-color="transparent" style:font-weight-asian="normal" style:font-weight-complex="normal"/>
    </style:style>
    <style:style style:name="P18" style:family="paragraph" style:parent-style-name="Text_20_body">
      <loext:graphic-properties draw:fill="none" draw:fill-color="#ffffff"/>
      <style:paragraph-properties fo:margin-top="0.212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293026" officeooo:paragraph-rsid="00293026" style:text-blinking="false" fo:background-color="transparent" style:font-weight-asian="normal" style:font-weight-complex="normal"/>
    </style:style>
    <style:style style:name="P19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bold" style:text-blinking="false" fo:background-color="transparent" style:font-weight-asian="bold" style:font-weight-complex="bold"/>
    </style:style>
    <style:style style:name="P20" style:family="paragraph" style:parent-style-name="Text_20_body">
      <loext:graphic-properties draw:fill="none" draw:fill-color="#ffffff"/>
      <style:paragraph-properties fo:margin-top="0cm" fo:margin-bottom="0.212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bold" style:text-blinking="false" fo:background-color="transparent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Roboto" fo:font-size="12pt" officeooo:paragraph-rsid="002b8004"/>
    </style:style>
    <style:style style:name="P22" style:family="paragraph" style:parent-style-name="Table_20_Contents">
      <style:paragraph-properties fo:text-align="center" style:justify-single-word="false"/>
      <style:text-properties style:font-name="Roboto" fo:font-size="12pt"/>
    </style:style>
    <style:style style:name="P23" style:family="paragraph" style:parent-style-name="Table_20_Contents">
      <style:text-properties style:font-name="Roboto" fo:font-size="12pt" officeooo:rsid="002b8004" officeooo:paragraph-rsid="002b8004"/>
    </style:style>
    <style:style style:name="P24" style:family="paragraph" style:parent-style-name="Table_20_Contents">
      <style:text-properties style:font-name="Roboto" fo:font-size="12pt" officeooo:rsid="002d4a80" officeooo:paragraph-rsid="002d4a80"/>
    </style:style>
    <style:style style:name="P25" style:family="paragraph" style:parent-style-name="Table_20_Contents">
      <style:text-properties style:font-name="Roboto" fo:font-size="12pt" officeooo:rsid="002e6a33" officeooo:paragraph-rsid="002e6a33"/>
    </style:style>
    <style:style style:name="P26" style:family="paragraph" style:parent-style-name="Table_20_Contents">
      <style:text-properties style:font-name="Roboto" fo:font-size="12pt" officeooo:rsid="00316d25" officeooo:paragraph-rsid="00316d25"/>
    </style:style>
    <style:style style:name="P27" style:family="paragraph" style:parent-style-name="Table_20_Contents">
      <style:text-properties style:font-name="Roboto" fo:font-size="12pt" officeooo:rsid="0031fe39" officeooo:paragraph-rsid="0031fe39"/>
    </style:style>
    <style:style style:name="P28" style:family="paragraph" style:parent-style-name="Table_20_Contents">
      <style:text-properties style:font-name="Roboto" fo:font-size="12pt" officeooo:rsid="003302bc" officeooo:paragraph-rsid="003302bc"/>
    </style:style>
    <style:style style:name="P29" style:family="paragraph" style:parent-style-name="Standard">
      <style:text-properties style:font-name="Courier New" style:text-underline-style="none" fo:font-weight="bold" officeooo:rsid="0015dfdc" officeooo:paragraph-rsid="0015dfdc" style:font-weight-asian="bold" style:font-weight-complex="bold"/>
    </style:style>
    <style:style style:name="P30" style:family="paragraph" style:parent-style-name="Table_20_Contents">
      <style:text-properties officeooo:paragraph-rsid="003b4209"/>
    </style:style>
    <style:style style:name="P31" style:family="paragraph" style:parent-style-name="Table_20_Contents">
      <style:text-properties style:font-name="Courier New" officeooo:rsid="00162db6" officeooo:paragraph-rsid="003b4209"/>
    </style:style>
    <style:style style:name="P32" style:family="paragraph" style:parent-style-name="Table_20_Contents">
      <style:text-properties style:font-name="Courier New" officeooo:rsid="00162db6" officeooo:paragraph-rsid="00162db6"/>
    </style:style>
    <style:style style:name="P33" style:family="paragraph" style:parent-style-name="Table_20_Contents">
      <loext:graphic-properties draw:fill="solid" draw:fill-color="#158466"/>
      <style:paragraph-properties fo:text-align="center" style:justify-single-word="false" fo:background-color="#158466"/>
      <style:text-properties style:font-name="Courier New" fo:font-weight="bold" officeooo:rsid="00162db6" officeooo:paragraph-rsid="00162db6" fo:background-color="transparent" style:font-weight-asian="bold" style:font-weight-complex="bold"/>
    </style:style>
    <style:style style:name="P34" style:family="paragraph" style:parent-style-name="Table_20_Contents">
      <style:text-properties style:font-name="Courier New" officeooo:rsid="003b4209" officeooo:paragraph-rsid="003b4209"/>
    </style:style>
    <style:style style:name="P35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bold" officeooo:rsid="001ef097" officeooo:paragraph-rsid="001ef097" style:text-blinking="false" fo:background-color="transparent" style:font-weight-asian="bold" style:font-weight-complex="bold"/>
    </style:style>
    <style:style style:name="P3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bold" style:text-blinking="false" fo:background-color="transparent" style:font-weight-asian="bold" style:font-weight-complex="bold"/>
    </style:style>
    <style:style style:name="P37" style:family="paragraph" style:parent-style-name="Text_20_body" style:list-style-name="L1">
      <loext:graphic-properties draw:fill="none" draw:fill-color="#ffffff"/>
      <style:paragraph-properties fo:margin-top="0cm" fo:margin-bottom="0.212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bold" style:text-blinking="false" fo:background-color="transparent" style:font-weight-asian="bold" style:font-weight-complex="bold"/>
    </style:style>
    <style:style style:name="P38" style:family="paragraph" style:parent-style-name="Text_20_body" style:list-style-name="L1">
      <loext:graphic-properties draw:fill="none" draw:fill-color="#ffffff"/>
      <style:paragraph-properties fo:margin-top="0.212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bold" style:text-blinking="false" fo:background-color="transparent" style:font-weight-asian="bold" style:font-weight-complex="bold"/>
    </style:style>
    <style:style style:name="P39" style:family="paragraph" style:parent-style-name="Text_20_body" style:list-style-name="L2">
      <loext:graphic-properties draw:fill="none" draw:fill-color="#ffffff"/>
      <style:paragraph-properties fo:margin-top="0.212cm" fo:margin-bottom="0.212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1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Courier New" officeooo:rsid="00162db6"/>
    </style:style>
    <style:style style:name="T2" style:family="text">
      <style:text-properties style:font-name="Courier New" officeooo:rsid="003b4209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87e7"/>
    </style:style>
    <style:style style:name="T6" style:family="text">
      <style:text-properties officeooo:rsid="00238b6e"/>
    </style:style>
    <style:style style:name="T7" style:family="text">
      <style:text-properties officeooo:rsid="0028ae52"/>
    </style:style>
    <style:style style:name="T8" style:family="text">
      <style:text-properties officeooo:rsid="003011bc"/>
    </style:style>
    <style:style style:name="T9" style:family="text">
      <style:text-properties officeooo:rsid="00367974"/>
    </style:style>
    <style:style style:name="T10" style:family="text">
      <style:text-properties officeooo:rsid="0037415a"/>
    </style:style>
    <style:style style:name="T11" style:family="text">
      <style:text-properties officeooo:rsid="003b4209"/>
    </style:style>
    <style:style style:name="T12" style:family="text">
      <style:text-properties style:font-name="Courier New" officeooo:rsid="003b4209"/>
    </style:style>
    <style:style style:name="T13" style:family="text">
      <style:text-properties style:font-name="Courier New" officeooo:rsid="00162db6"/>
    </style:style>
    <style:style style:name="T14" style:family="text">
      <style:text-properties officeooo:rsid="00162db6"/>
    </style:style>
    <style:style style:name="T1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solid" svg:stroke-width="0.106cm" svg:stroke-color="#ffffff" draw:marker-start="" draw:marker-start-width="0.42cm" draw:marker-start-center="false" draw:marker-end="" draw:marker-end-width="0.42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4.092cm" fo:min-width="8.281cm" fo:padding-top="0.169cm" fo:padding-bottom="0.169cm" fo:padding-left="0.289cm" fo:padding-right="0.289cm" fo:wrap-option="wrap" draw:shadow="visible" draw:shadow-offset-x="0.071cm" draw:shadow-offset-y="0.071cm" draw:shadow-color="#808080" draw:shadow-opacity="100%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Snow" draw:style-name="gr1" draw:text-style-name="P41" svg:width="8.859cm" svg:height="4.43cm" svg:x="3.764cm" svg:y="-0.049cm"><text:p text:style-name="P40"><text:span text:style-name="T15">Porfolio Ud5</text:span></text:p><text:p text:style-name="P40"><text:span text:style-name="T15"/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/>
      <text:p text:style-name="P2"/>
      <text:p text:style-name="P2"/>
      <text:p text:style-name="P29"/>
      <text:p text:style-name="P2"/>
      <text:p text:style-name="P2">Ejercicios de clase: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3">Ejercicio</text:p>
          </table:table-cell>
          <table:table-cell table:style-name="Tabla1.A1" office:value-type="string">
            <text:p text:style-name="P33">Link</text:p>
          </table:table-cell>
        </table:table-row>
        <table:table-row>
          <table:table-cell table:style-name="Tabla1.A1" office:value-type="string">
            <text:p text:style-name="P32">Ejercicio 1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Ejercicio1.java" text:style-name="Internet_20_link" text:visited-style-name="Visited_20_Internet_20_Link"><text:span text:style-name="T1">Link</text:span></text:a></text:p>
          </table:table-cell>
        </table:table-row>
        <table:table-row>
          <table:table-cell table:style-name="Tabla1.A1" office:value-type="string">
            <text:p text:style-name="P32">Ejercicio 2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Ejercicio2.java" text:style-name="Internet_20_link" text:visited-style-name="Visited_20_Internet_20_Link"><text:span text:style-name="T1">Link</text:span></text:a></text:p>
          </table:table-cell>
        </table:table-row>
        <table:table-row>
          <table:table-cell table:style-name="Tabla1.A1" office:value-type="string">
            <text:p text:style-name="P32">Ejercicio 3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Ejercicio3.java" text:style-name="Internet_20_link" text:visited-style-name="Visited_20_Internet_20_Link"><text:span text:style-name="T1">Link</text:span></text:a></text:p>
          </table:table-cell>
        </table:table-row>
        <table:table-row>
          <table:table-cell table:style-name="Tabla1.A1" office:value-type="string">
            <text:p text:style-name="P31">Ejercicio 4</text:p>
          </table:table-cell>
          <table:table-cell table:style-name="Tabla1.A1" office:value-type="string">
            <text:p text:style-name="P30"><text:a xlink:type="simple" xlink:href="https://github.com/Adrisito123/Programacion/blob/main/Programación/UD5/Ejercicios/Ejercicio4.java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31">Ejercicio <text:span text:style-name="T11">5</text:span>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Ejercicio5.java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31">Ejercicio <text:span text:style-name="T11">6</text:span>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Ejercicio6.java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31">Ejercicio <text:span text:style-name="T11">7</text:span>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Ejercicio7.java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31">Ejercicio <text:span text:style-name="T11">8</text:span>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Ejercicio8.java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31">Ejercicio <text:span text:style-name="T11">9</text:span>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Persona.java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31">Ejercicio <text:span text:style-name="T11">10</text:span>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Ejercicio10.java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31">Ejercicio <text:span text:style-name="T11">11</text:span>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Ejercicio11.java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31">Ejercicio <text:span text:style-name="T11">12</text:span>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Ejercicio12.java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31">Ejercicio <text:span text:style-name="T11">13</text:span>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Ejercicio13.java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31">Ejercicio <text:span text:style-name="T11">14</text:span>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Ejercicio14.java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31">Ejercicio <text:span text:style-name="T11">15</text:span>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Ejercicio15.java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34">Clase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Persona.java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34">Proyecto</text:p>
          </table:table-cell>
          <table:table-cell table:style-name="Tabla1.A1" office:value-type="string">
            <text:p text:style-name="Table_20_Contents"><text:a xlink:type="simple" xlink:href="https://github.com/Adrisito123/Programacion/tree/main/Programación/UD5/Proyecto" text:style-name="Internet_20_link" text:visited-style-name="Visited_20_Internet_20_Link"><text:span text:style-name="T2">Link</text:span></text:a></text:p>
          </table:table-cell>
        </table:table-row>
        <table:table-row>
          <table:table-cell table:style-name="Tabla1.A1" office:value-type="string">
            <text:p text:style-name="P34">Ejemplo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mplos.java" text:style-name="Internet_20_link" text:visited-style-name="Visited_20_Internet_20_Link"><text:span text:style-name="T2">Link</text:span></text:a></text:p>
          </table:table-cell>
        </table:table-row>
      </table:table>
      <text:p text:style-name="P2"/>
      <text:p text:style-name="P2"/>
      <text:p text:style-name="P3">Ejercicio 4:</text:p>
      <text:p text:style-name="P3"/>
      <text:list text:style-name="L1">
        <text:list-item>
          <text:p text:style-name="P35">¿Qué diferencias observas en el orden de los elementos de cada Set?</text:p>
        </text:list-item>
      </text:list>
      <text:p text:style-name="P12">El <text:span text:style-name="T3">hashSet</text:span> muestra los elementos sin un orden <text:span text:style-name="T5">específico</text:span></text:p>
      <text:p text:style-name="P13">El <text:span text:style-name="T3">TreeSet</text:span> muestra los elementos de manera ordenada, en este caso como son String se muestra por orden alfabético</text:p>
      <text:p text:style-name="P13">El <text:span text:style-name="T3">LinkedHashSet </text:span><text:span text:style-name="T6">muestra los elementos en el mismo orden que se han insertado</text:span></text:p>
      <text:p text:style-name="P11"/>
      <text:list text:continue-numbering="true" text:style-name="L1">
        <text:list-item>
          <text:p text:style-name="P36">¿Por qué crees que el TreeSet ordena los elementos alfabéticamente?</text:p>
        </text:list-item>
      </text:list>
      <text:p text:style-name="P19"/>
      <text:p text:style-name="P14">Porque organiza <text:s/>los elementos en orden ascendente dependiendo de su comparación natural</text:p>
      <text:p text:style-name="P19"/>
      <text:list text:continue-numbering="true" text:style-name="L1">
        <text:list-item>
          <text:p text:style-name="P37">¿Qué Set elimina los elementos duplicados? ¿Por qué ocurre esto?</text:p>
        </text:list-item>
      </text:list>
      <text:p text:style-name="P15">Todos los Sets eliminan los elementos duplicados</text:p>
      <text:p text:style-name="P20"/>
      <text:list text:continue-numbering="true" text:style-name="L1">
        <text:list-item>
          <text:p text:style-name="P38"><text:soft-page-break/>¿Cuál es el Set más rápido para insertar elementos? Basándote en los resultados, ¿por qué crees que es así?</text:p>
        </text:list-item>
      </text:list>
      <text:p text:style-name="P16">1-El primero es el HashSet ya que <text:span text:style-name="T7">almacena los elementos en un tabla hash</text:span></text:p>
      <text:p text:style-name="P17">2-El segundo es el LinkHashSet es parecido al hashset pero un poco mas lento ya que mantiene los elementos en el orden que se han añadidio</text:p>
      <text:p text:style-name="P18">3-El tercero es el TreeSet ya que ordena todos los elementos de manera ascendentes</text:p>
      <text:p text:style-name="P3"/>
      <text:p text:style-name="P3"/>
      <text:p text:style-name="P3"/>
      <text:p text:style-name="P3"/>
      <text:h text:style-name="P5" text:outline-level="2"><text:bookmark text:name="docs-internal-guid-a71672d5-7fff-818b-1096-2847338a144f"/>Parte 3: Investigación</text:h>
      <text:p text:style-name="P6">Investiga y responde a las siguientes cuestiones:</text:p>
      <text:list text:style-name="L2">
        <text:list-item>
          <text:p text:style-name="P39">Enumera las principales ventajas y desventajas de cada implementación de Set (HashSet, TreeSet y LinkedHashSet).</text:p>
        </text:list-item>
      </text:list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2"><text:span text:style-name="Strong_20_Emphasis">Tipo de Set</text:span></text:p>
          </table:table-cell>
          <table:table-cell table:style-name="Tabla2.A1" office:value-type="string">
            <text:p text:style-name="P21"><text:span text:style-name="Strong_20_Emphasis">Ventajas</text:span></text:p>
          </table:table-cell>
          <table:table-cell table:style-name="Tabla2.A1" office:value-type="string">
            <text:p text:style-name="P21"><text:span text:style-name="Strong_20_Emphasis">Desventajas</text:span> </text:p>
          </table:table-cell>
        </table:table-row>
        <table:table-row>
          <table:table-cell table:style-name="Tabla2.A1" office:value-type="string">
            <text:p text:style-name="P9">HashSet</text:p>
          </table:table-cell>
          <table:table-cell table:style-name="Tabla2.A1" office:value-type="string">
            <text:p text:style-name="P23">Es muy ápido</text:p>
          </table:table-cell>
          <table:table-cell table:style-name="Tabla2.A1" office:value-type="string">
            <text:p text:style-name="P24">No <text:s/>mantiene el orden</text:p>
          </table:table-cell>
        </table:table-row>
        <table:table-row>
          <table:table-cell table:style-name="Tabla2.A1" office:value-type="string">
            <text:p text:style-name="P9">TreeSet</text:p>
          </table:table-cell>
          <table:table-cell table:style-name="Tabla2.A1" office:value-type="string">
            <text:p text:style-name="P25">Mantiene los elementos ordenados <text:span text:style-name="T8">de forma natural</text:span></text:p>
          </table:table-cell>
          <table:table-cell table:style-name="Tabla2.A1" office:value-type="string">
            <text:p text:style-name="P26">Es más lenta</text:p>
          </table:table-cell>
        </table:table-row>
        <table:table-row>
          <table:table-cell table:style-name="Tabla2.A1" office:value-type="string">
            <text:p text:style-name="P9">LinkedHashSet</text:p>
          </table:table-cell>
          <table:table-cell table:style-name="Tabla2.A1" office:value-type="string">
            <text:p text:style-name="P27">Mantiene el orden de omo se añaden los elementos</text:p>
          </table:table-cell>
          <table:table-cell table:style-name="Tabla2.A1" office:value-type="string">
            <text:p text:style-name="P28">Es mas lenta que el HashSet</text:p>
          </table:table-cell>
        </table:table-row>
      </table:table>
      <text:p text:style-name="P8"/>
      <text:p text:style-name="P7"/>
      <text:p text:style-name="P7"/>
      <text:list text:continue-numbering="true" text:style-name="L2">
        <text:list-item>
          <text:p text:style-name="P39">Describe al menos dos situaciones prácticas en las que sería más apropiado usar cada tipo de Set. Justifica tu respuesta.</text:p>
        </text:list-item>
      </text:list>
      <text:p text:style-name="P10"><text:span text:style-name="T4">HashSet</text:span>- <text:span text:style-name="T9">Hacer una búsqueda de algun elemento por el id</text:span></text:p>
      <text:p text:style-name="P10"><text:span text:style-name="T4">TreeSet</text:span>- <text:span text:style-name="T10">Hacer una lista de alumnos de clase </text:span></text:p>
      <text:p text:style-name="P10"><text:span text:style-name="T4">LinkedHashSet</text:span>- <text:s/><text:span text:style-name="T10">Hacer una lista de usuarios mas antiguos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SimSun2" svg:font-family="NSimSun" style:font-family-generic="system" style:font-pitch="variable"/>
    <style:font-face style:name="Noto Sans" svg:font-family="'Noto Sans'" style:font-family-generic="swiss" style:font-pitch="variable"/>
    <style:font-face style:name="Roboto" svg:font-family="Roboto, sans-serif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2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2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2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09:05:31.649000000</meta:creation-date>
    <dc:date>2025-04-28T09:53:15.578000000</dc:date>
    <meta:editing-duration>PT1H26M41S</meta:editing-duration>
    <meta:editing-cycles>29</meta:editing-cycles>
    <meta:generator>LibreOffice/7.5.6.2$Windows_X86_64 LibreOffice_project/f654817fb68d6d4600d7d2f6b647e47729f55f15</meta:generator>
    <meta:document-statistic meta:table-count="2" meta:image-count="0" meta:object-count="0" meta:page-count="2" meta:paragraph-count="71" meta:word-count="340" meta:character-count="1987" meta:non-whitespace-character-count="1719"/>
  </office:meta>
</office:document-meta>
</file>